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02in"/>
    </style:style>
    <style:style style:name="co2" style:family="table-column">
      <style:table-column-properties fo:break-before="auto" style:column-width="3.145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Detail</text:p>
          </table:table-cell>
          <table:table-cell office:value-type="string">
            <text:p>Cost</text:p>
          </table:table-cell>
          <table:table-cell/>
          <table:table-cell table:style-name="ce1"/>
        </table:table-row>
        <table:table-row table:style-name="ro2">
          <table:table-cell office:value-type="string">
            <text:p>Project Management</text:p>
          </table:table-cell>
          <table:table-cell office:value-type="string">
            <text:p>Put together development team willing to contribute to project at a reduce rate. <text:s/>This team will most likely include Darrick Servis form Davis Media Access and John Hauser from Access Humbolt. <text:s/>Mange timeline, milestones, and meetings. <text:s/></text:p>
          </table:table-cell>
          <table:table-cell office:value-type="float" office:value="500">
            <text:p>500</text:p>
          </table:table-cell>
          <table:table-cell/>
          <table:table-cell table:style-name="ce1"/>
        </table:table-row>
        <table:table-row table:style-name="ro2">
          <table:table-cell office:value-type="string">
            <text:p>Development</text:p>
          </table:table-cell>
          <table:table-cell office:value-type="string">
            <text:p>Develop stand alone PHP solution that can be easily configured using XAMP or MAMP and leverages Archive.org and Blip.tv APIs. <text:s/>Metadata, licensing, and producer's authentication credentials will be stored in Drupal. <text:s/>That Drupal site can exist within the station or at an external shared host. <text:s/>The XAMP or MAMP solution will be installed on the same network as the video archive on lower end hardware. <text:s/></text:p>
          </table:table-cell>
          <table:table-cell office:value-type="float" office:value="4500">
            <text:p>4500</text:p>
          </table:table-cell>
          <table:table-cell table:number-columns-repeated="2"/>
        </table:table-row>
        <table:table-row table:style-name="ro1">
          <table:table-cell office:value-type="string">
            <text:p>Testing</text:p>
          </table:table-cell>
          <table:table-cell office:value-type="string">
            <text:p>Throughly test the solution in multiple configurations and multiple environments.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office:value-type="string">
            <text:p>Documentation</text:p>
          </table:table-cell>
          <table:table-cell office:value-type="string">
            <text:p>Translate developer geek speak into step by step documentation most station staff can understand. Creating screencast for implementing the Uploader with a Telvue, Tightrope, or Cablecast playback server as well as on Windows, Mac, or Linux.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Initial Implementation Support</text:p>
          </table:table-cell>
          <table:table-cell office:value-type="string">
            <text:p>Be available via Skype to help troubleshoot any issues in initial implemnetations.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evisions</text:p>
          </table:table-cell>
          <table:table-cell office:value-type="string">
            <text:p>Update code and documentation based on feedback from initial implementations. <text:s/>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Travel &amp; Presentations</text:p>
          </table:table-cell>
          <table:table-cell office:value-type="string">
            <text:p>Send at least on representative from the project to present at ACM National Conference (TBA) and the Open Video Conference (October 1-2, NYC).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string">
            <text:p>Guidelines for Existing Video Archives</text:p>
          </table:table-cell>
          <table:table-cell office:value-type="string">
            <text:p>With help from Creative Commons, put together guidelines for organizations with large video archives created before Creative Commons licensing was an option. <text:s/>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SUM([.C1:.C9])" office:value-type="float" office:value="10000">
            <text:p>1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06/28/2010</text:date>, <text:time>10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vin Reynen</meta:initial-creator>
    <meta:creation-date>2010-06-28T10:13:37</meta:creation-date>
    <dc:date>2010-06-28T10:53:18</dc:date>
    <dc:creator>Kevin Reynen</dc:creator>
    <meta:editing-duration>PT00H23M50S</meta:editing-duration>
    <meta:editing-cycles>3</meta:editing-cycles>
    <meta:generator>OpenOffice.org/3.2$Unix OpenOffice.org_project/320m18$Build-9502</meta:generator>
    <meta:document-statistic meta:table-count="3" meta:cell-count="28" meta:object-count="0"/>
  </office:meta>
</office:document-meta>
</file>